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Handler.onComponentCreated( FaceletContext context , UIComponent component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Handler.applyNextHandler( FaceletContext ctx , UICompone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Handler.Script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